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812" calcext:value-type="float">
            <text:p>45.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9016" calcext:value-type="float">
            <text:p>46.2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7496" calcext:value-type="float">
            <text:p>45.4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7016" calcext:value-type="float">
            <text:p>45.4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8728" calcext:value-type="float">
            <text:p>45.4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7392" calcext:value-type="float">
            <text:p>45.4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8728" calcext:value-type="float">
            <text:p>45.4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8728" calcext:value-type="float">
            <text:p>45.4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8728" calcext:value-type="float">
            <text:p>45.4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3488" calcext:value-type="float">
            <text:p>45.4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0712" calcext:value-type="float">
            <text:p>45.3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2424" calcext:value-type="float">
            <text:p>45.3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5304" calcext:value-type="float">
            <text:p>45.4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3488" calcext:value-type="float">
            <text:p>45.4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5952" calcext:value-type="float">
            <text:p>45.3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0712" calcext:value-type="float">
            <text:p>45.3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6328" calcext:value-type="float">
            <text:p>45.2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4136" calcext:value-type="float">
            <text:p>45.2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0232" calcext:value-type="float">
            <text:p>45.2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6432" calcext:value-type="float">
            <text:p>45.3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7496" calcext:value-type="float">
            <text:p>45.4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2736" calcext:value-type="float">
            <text:p>45.5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5304" calcext:value-type="float">
            <text:p>45.4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2736" calcext:value-type="float">
            <text:p>45.5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1168" calcext:value-type="float">
            <text:p>45.9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8976" calcext:value-type="float">
            <text:p>45.9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1168" calcext:value-type="float">
            <text:p>45.9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8976" calcext:value-type="float">
            <text:p>45.9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6888" calcext:value-type="float">
            <text:p>45.9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9688" calcext:value-type="float">
            <text:p>45.5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0712" calcext:value-type="float">
            <text:p>45.3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5304" calcext:value-type="float">
            <text:p>45.4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5304" calcext:value-type="float">
            <text:p>45.4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7392" calcext:value-type="float">
            <text:p>45.4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7496" calcext:value-type="float">
            <text:p>45.4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5304" calcext:value-type="float">
            <text:p>45.4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7392" calcext:value-type="float">
            <text:p>45.4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3-01-2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2-01-24 1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1-03-10 0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20-01-14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19-08-14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19-08-13 0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7016" calcext:value-type="float">
            <text:p>45.4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19-08-13 0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7016" calcext:value-type="float">
            <text:p>45.4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19-01-2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18-01-18 0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17-01-17 1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16-01-13 1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15-01-07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14-02-04 1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13-09-10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91</text:p>
          </table:table-cell>
          <table:table-cell office:value-type="string" calcext:value-type="string">
            <text:p>OGLA-090</text:p>
          </table:table-cell>
          <table:table-cell office:value-type="string" calcext:value-type="string">
            <text:p>2013-07-09 0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968" meta:object-count="0"/>
    <meta:user-defined meta:name="AppVersion">3.0</meta:user-defined>
  </office:meta>
</office:document-meta>
</file>